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7.59cm" table:align="margins" style:writing-mode="lr-tb"/>
    </style:style>
    <style:style style:name="Table2.A" style:family="table-column">
      <style:table-column-properties style:column-width="4.397cm" style:rel-column-width="16383*"/>
    </style:style>
    <style:style style:name="Table2.1" style:family="table-row"/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2" style:family="table-row">
      <style:table-row-properties style:row-height="0.6cm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First_20_Page">
      <style:paragraph-properties style:page-number="auto"/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Heading_20_1">
      <style:text-properties style:font-name="Arial" fo:language="en" fo:country="US" style:language-complex="ar" style:country-complex="SA"/>
    </style:style>
    <style:style style:name="P4" style:family="paragraph" style:parent-style-name="Standard">
      <style:text-properties style:use-window-font-color="true" style:font-name="ArialMT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5" style:family="paragraph" style:parent-style-name="Heading_20_1">
      <style:text-properties style:font-name="Arial"/>
    </style:style>
    <style:style style:name="P6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1pt" style:font-size-asian="11pt" style:font-size-complex="11pt"/>
    </style:style>
    <style:style style:name="P7" style:family="paragraph" style:parent-style-name="Standard" style:list-style-name="L1">
      <style:text-properties style:use-window-font-color="true" style:font-name="ArialMT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8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0" style:family="paragraph" style:parent-style-name="Header">
      <style:text-properties fo:language="zxx" fo:country="none" style:language-asian="zxx" style:country-asian="none"/>
    </style:style>
    <style:style style:name="P11" style:family="paragraph" style:parent-style-name="Header">
      <style:paragraph-properties style:snap-to-layout-grid="false"/>
    </style:style>
    <style:style style:name="P12" style:family="paragraph" style:parent-style-name="Header">
      <style:paragraph-properties fo:text-align="center" style:justify-single-word="false" style:snap-to-layout-grid="false"/>
    </style:style>
    <style:style style:name="P13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4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5" style:family="paragraph" style:parent-style-name="Footer">
      <style:paragraph-properties>
        <style:tab-stops>
          <style:tab-stop style:position="7.223cm"/>
        </style:tab-stops>
      </style:paragraph-properties>
    </style:style>
    <style:style style:name="P16" style:family="paragraph" style:parent-style-name="List_20_Contents">
      <style:paragraph-properties fo:margin-left="0cm" fo:margin-right="0cm" fo:text-indent="0cm" style:auto-text-indent="false"/>
      <style:text-properties fo:font-size="12pt" fo:language="en" fo:country="US" style:font-size-asian="12pt" style:font-size-complex="12pt"/>
    </style:style>
    <style:style style:name="P17" style:family="paragraph" style:parent-style-name="Standard">
      <style:text-properties style:use-window-font-color="true" style:font-name="ArialMT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18" style:family="paragraph" style:parent-style-name="Standard" style:list-style-name="L1">
      <style:text-properties style:use-window-font-color="true" style:font-name="ArialMT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19" style:family="paragraph" style:parent-style-name="Standard">
      <style:text-properties style:use-window-font-color="true" style:font-name="Arial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20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1pt" style:font-name-asian="TimesNewRomanPSMT" style:font-size-asian="11pt" style:font-name-complex="TimesNewRomanPSMT" style:font-size-complex="11pt"/>
    </style:style>
    <style:style style:name="P21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style:font-name-asian="TimesNewRomanPSMT" style:font-size-asian="12pt" style:font-name-complex="TimesNewRomanPSMT" style:font-size-complex="12pt"/>
    </style:style>
    <style:style style:name="P22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23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4" style:family="paragraph" style:parent-style-name="Standard">
      <style:text-properties style:font-name="Arial"/>
    </style:style>
    <style:style style:name="P25" style:family="paragraph" style:parent-style-name="Standard">
      <style:text-properties style:font-name="Arial" fo:font-size="11pt" style:font-size-asian="11pt" style:font-size-complex="11pt"/>
    </style:style>
    <style:style style:name="P26" style:family="paragraph" style:parent-style-name="Standard" style:list-style-name="L3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1pt" style:font-size-asian="11pt" style:font-size-complex="11pt"/>
    </style:style>
    <style:style style:name="P27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1pt" style:font-size-asian="11pt" style:font-size-complex="11pt"/>
    </style:style>
    <style:style style:name="P28" style:family="paragraph" style:parent-style-name="Standard" style:list-style-name="L2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/>
    </style:style>
    <style:style style:name="P30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32" style:family="paragraph" style:parent-style-name="Heading_20_1">
      <style:text-properties style:font-name="Arial"/>
    </style:style>
    <style:style style:name="P33" style:family="paragraph" style:parent-style-name="Heading_20_1">
      <style:text-properties style:font-name="Arial" fo:font-size="16pt" style:font-size-asian="16pt" style:font-size-complex="16pt"/>
    </style:style>
    <style:style style:name="P34" style:family="paragraph" style:parent-style-name="Heading_20_1">
      <style:text-properties style:font-name="Arial" fo:language="en" fo:country="US" style:language-complex="ar" style:country-complex="SA"/>
    </style:style>
    <style:style style:name="P35" style:family="paragraph" style:parent-style-name="Heading_20_1" style:master-page-name="First_20_Page">
      <style:paragraph-properties style:page-number="auto"/>
      <style:text-properties style:font-name="Arial"/>
    </style:style>
    <style:style style:name="P36" style:family="paragraph" style:parent-style-name="Heading_20_1" style:master-page-name="First_20_Page">
      <style:paragraph-properties style:page-number="auto"/>
      <style:text-properties style:font-name="Arial"/>
    </style:style>
    <style:style style:name="P37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38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9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4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41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6pt" fo:font-weight="bold" style:font-name-asian="Helvetica-Bold" style:font-size-asian="16pt" style:font-weight-asian="bold" style:font-name-complex="Helvetica-Bold" style:font-size-complex="16pt" style:font-weight-complex="bold"/>
    </style:style>
    <style:style style:name="P42" style:family="paragraph" style:parent-style-name="Header">
      <style:paragraph-properties style:snap-to-layout-grid="false"/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43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Arial"/>
    </style:style>
    <style:style style:name="P4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6" style:family="paragraph">
      <style:paragraph-properties style:writing-mode="lr-tb"/>
    </style:style>
    <style:style style:name="P47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style:use-window-font-color="true" style:font-name="ArialMT" fo:language="en" fo:country="US" style:font-name-asian="ArialMT" style:font-name-complex="ArialMT"/>
    </style:style>
    <style:style style:name="T2" style:family="text">
      <style:text-properties style:use-window-font-color="true" style:font-name="ArialMT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T3" style:family="text">
      <style:text-properties style:use-window-font-color="true" fo:language="en" fo:country="US" style:font-name-asian="ArialMT" style:font-name-complex="ArialMT" style:language-complex="ar" style:country-complex="SA"/>
    </style:style>
    <style:style style:name="T4" style:family="text">
      <style:text-properties style:use-window-font-color="true"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5" style:family="text">
      <style:text-properties fo:font-size="9pt" style:font-size-asian="9pt"/>
    </style:style>
    <style:style style:name="T6" style:family="text">
      <style:text-properties fo:font-size="9pt" style:font-size-asian="9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8pt" style:font-size-asian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12" style:family="text"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13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4" style:family="text">
      <style:text-properties style:use-window-font-color="true" style:font-name="Helvetica" fo:font-size="24pt" fo:font-weight="normal" style:font-name-asian="Helvetica" style:font-size-asian="24pt" style:font-weight-asian="normal" style:font-name-complex="Helvetica" style:font-size-complex="24pt" style:font-weight-complex="normal"/>
    </style:style>
    <style:style style:name="T15" style:family="text">
      <style:text-properties style:use-window-font-color="true" style:font-name="ArialMT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T16" style:family="text">
      <style:text-properties style:use-window-font-color="true" style:font-name="ArialMT" fo:language="en" fo:country="US" style:font-name-asian="ArialMT" style:font-name-complex="ArialMT"/>
    </style:style>
    <style:style style:name="T17" style:family="text">
      <style:text-properties style:use-window-font-color="true" fo:language="en" fo:country="US" style:font-name-asian="ArialMT" style:font-name-complex="ArialMT"/>
    </style:style>
    <style:style style:name="T18" style:family="text">
      <style:text-properties style:use-window-font-color="true" fo:language="en" fo:country="US" style:font-name-asian="ArialMT" style:font-name-complex="ArialMT" style:language-complex="ar" style:country-complex="SA"/>
    </style:style>
    <style:style style:name="T19" style:family="text">
      <style:text-properties style:use-window-font-color="true" style:font-name-asian="TimesNewRomanPSMT" style:font-name-complex="TimesNewRomanPSMT"/>
    </style:style>
    <style:style style:name="T20" style:family="text">
      <style:text-properties style:use-window-font-color="true" style:font-name-asian="Helvetica" style:font-name-complex="Helvetica"/>
    </style:style>
    <style:style style:name="T21" style:family="text">
      <style:text-properties style:use-window-font-color="true" fo:font-size="12pt" style:font-name-asian="TimesNewRomanPSMT" style:font-size-asian="12pt" style:font-name-complex="TimesNewRomanPSMT" style:font-size-complex="12pt"/>
    </style:style>
    <style:style style:name="T22" style:family="text">
      <style:text-properties style:use-window-font-color="true" fo:font-size="12pt" style:font-name-asian="Helvetica" style:font-size-asian="12pt" style:font-name-complex="Helvetica" style:font-size-complex="12pt"/>
    </style:style>
    <style:style style:name="T23" style:family="text">
      <style:text-properties style:use-window-font-color="true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24" style:family="text">
      <style:text-properties style:use-window-font-color="true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25" style:family="text">
      <style:text-properties style:use-window-font-color="true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26" style:family="text">
      <style:text-properties style:use-window-font-color="true" style:font-name="Arial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T27" style:family="text">
      <style:text-properties style:use-window-font-color="true" fo:font-weight="bold" style:font-name-asian="TimesNewRomanPS-BoldMT" style:font-weight-asian="bold" style:font-name-complex="TimesNewRomanPS-BoldMT" style:font-weight-complex="bold"/>
    </style:style>
    <style:style style:name="T28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29" style:family="text"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T30" style:family="text">
      <style:text-properties style:use-window-font-color="true" style:font-name="Helvetica-Bold" fo:font-size="11pt" fo:font-weight="bold" style:font-name-asian="Helvetica-Bold" style:font-size-asian="11pt" style:font-weight-asian="bold" style:font-name-complex="Helvetica-Bold" style:font-size-complex="11pt" style:font-weight-complex="bold"/>
    </style:style>
    <style:style style:name="T31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32" style:family="text"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T33" style:family="text">
      <style:text-properties style:use-window-font-color="true" style:font-name="Arial-BoldMT" fo:font-size="9pt" fo:font-weight="bold" style:font-name-asian="Arial-BoldMT" style:font-size-asian="9pt" style:font-weight-asian="bold" style:font-name-complex="Arial-BoldMT" style:font-size-complex="9pt" style:font-weight-complex="bold"/>
    </style:style>
    <style:style style:name="T34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35" style:family="text">
      <style:text-properties style:use-window-font-color="true" style:font-name="ArialMT" fo:font-size="6pt" style:font-name-asian="ArialMT" style:font-size-asian="6pt" style:font-name-complex="ArialMT" style:font-size-complex="6pt"/>
    </style:style>
    <style:style style:name="T36" style:family="text">
      <style:text-properties style:use-window-font-color="true" style:font-name="ArialMT" style:font-name-asian="ArialMT" style:font-name-complex="ArialMT"/>
    </style:style>
    <style:style style:name="T37" style:family="text">
      <style:text-properties fo:language="en" fo:country="US"/>
    </style:style>
    <style:style style:name="T38" style:family="text">
      <style:text-properties fo:language="en" fo:country="US" style:language-complex="ar" style:country-complex="SA"/>
    </style:style>
    <style:style style:name="T39" style:family="text">
      <style:text-properties fo:font-size="12pt"/>
    </style:style>
    <style:style style:name="T40" style:family="text">
      <style:text-properties style:font-name-asian="TimesNewRomanPSMT"/>
    </style:style>
    <style:style style:name="T41" style:family="text">
      <style:text-properties style:font-name-asian="TimesNewRomanPSMT" style:font-name-complex="TimesNewRomanPSMT"/>
    </style:style>
    <style:style style:name="T42" style:family="text">
      <style:text-properties style:font-size-asian="12pt"/>
    </style:style>
    <style:style style:name="T43" style:family="text">
      <style:text-properties style:font-name-complex="TimesNewRomanPSMT"/>
    </style:style>
    <style:style style:name="T44" style:family="text">
      <style:text-properties style:font-size-complex="12pt"/>
    </style:style>
    <style:style style:name="T45" style:family="text">
      <style:text-properties style:language-complex="ar" style:country-complex="SA"/>
    </style:style>
    <style:style style:name="T46" style:family="text">
      <style:text-properties style:font-name-asian="Helvetica" style:font-name-complex="Helvetica"/>
    </style:style>
    <style:style style:name="T47" style:family="text">
      <style:text-properties style:font-name="Arial"/>
    </style:style>
    <style:style style:name="T48" style:family="text">
      <style:text-properties fo:font-weight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style:font-name-asian="Helvetica" style:font-weight-asian="normal" style:font-name-complex="Helvetica" style:font-weight-complex="normal"/>
    </style:style>
    <style:style style:name="T51" style:family="text">
      <style:text-properties style:font-weight-asian="normal"/>
    </style:style>
    <style:style style:name="T52" style:family="text">
      <style:text-properties style:font-weight-complex="normal"/>
    </style:style>
    <style:style style:name="T53" style:family="text">
      <style:text-properties fo:font-weight="bold" style:font-name-asian="TimesNewRomanPS-BoldMT" style:font-weight-asian="bold" style:font-name-complex="TimesNewRomanPS-BoldMT" style:font-weight-complex="bold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size="10pt" style:font-size-asian="10pt" style:font-size-complex="10pt"/>
    </style:style>
    <style:style style:name="T5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text:id="ct470787600">
          <text:deletion>
            <office:change-info>
              <dc:creator>David Harris</dc:creator>
              <dc:date>2010-08-30T23:11:00</dc:date>
            </office:change-info>
            <text:h text:style-name="P1" text:outline-level="1">Title</text:h>
          </text:deletion>
        </text:changed-region>
        <text:changed-region text:id="ct470787472">
          <text:insertion>
            <office:change-info>
              <dc:creator>David Harris</dc:creator>
              <dc:date>2010-08-30T23:11:00</dc:date>
            </office:change-info>
          </text:insertion>
        </text:changed-region>
        <text:changed-region text:id="ct346907680">
          <text:deletion>
            <office:change-info>
              <dc:creator>David Harris</dc:creator>
              <dc:date>2010-08-30T23:11:00</dc:date>
            </office:change-info>
            <text:p text:style-name="P2"><text:span text:style-name="T1">Lorem ipsum dolor sit amet, consectetur adipiscing elit. Fusce ornare mattis justo vitae imperdiet. Cum sociis natoque penatibus et magnis dis parturient montes, nascetur ridiculus mus.</text:span></text:p>
          </text:deletion>
        </text:changed-region>
        <text:changed-region text:id="ct384493968">
          <text:format-change>
            <office:change-info>
              <dc:creator>David Harris</dc:creator>
              <dc:date>2010-08-30T23:16:00</dc:date>
            </office:change-info>
          </text:format-change>
        </text:changed-region>
        <text:changed-region text:id="ct346361488">
          <text:format-change>
            <office:change-info>
              <dc:creator>David Harris</dc:creator>
              <dc:date>2010-08-30T23:31:00</dc:date>
            </office:change-info>
          </text:format-change>
        </text:changed-region>
        <text:changed-region text:id="ct394147408">
          <text:deletion>
            <office:change-info>
              <dc:creator>David Harris</dc:creator>
              <dc:date>2010-08-30T23:11:00</dc:date>
            </office:change-info>
            <text:h text:style-name="P3" text:outline-level="1">Section Title</text:h>
          </text:deletion>
        </text:changed-region>
        <text:changed-region text:id="ct394180896">
          <text:insertion>
            <office:change-info>
              <dc:creator>David Harris</dc:creator>
              <dc:date>2010-08-30T23:11:00</dc:date>
            </office:change-info>
          </text:insertion>
        </text:changed-region>
        <text:changed-region text:id="ct348307536">
          <text:insertion>
            <office:change-info>
              <dc:creator>David Harris</dc:creator>
              <dc:date>2010-08-30T23:12:00</dc:date>
            </office:change-info>
          </text:insertion>
        </text:changed-region>
        <text:changed-region text:id="ct396366672">
          <text:deletion>
            <office:change-info>
              <dc:creator>David Harris</dc:creator>
              <dc:date>2010-08-30T23:12:00</dc:date>
            </office:change-info>
            <text:p text:style-name="P4">Quisque sollicitudin tempor bibendum. Donec consectetur condimentum sollicitudin. Sed dignissim velit id felis lacinia at eleifend nisi laoreet. Vivamus tristique porta ornare. Vivamus feugiat dolor id lectus aliquet luctus. </text:p>
            <text:h text:style-name="P5" text:outline-level="1"><text:span text:style-name="T2"/></text:h>
          </text:deletion>
        </text:changed-region>
        <text:changed-region text:id="ct396477056">
          <text:deletion>
            <office:change-info>
              <dc:creator>David Harris</dc:creator>
              <dc:date>2010-08-30T23:13:00</dc:date>
            </office:change-info>
            <text:h text:style-name="P5" text:outline-level="1">S</text:h>
          </text:deletion>
        </text:changed-region>
        <text:changed-region text:id="ct56454720">
          <text:insertion>
            <office:change-info>
              <dc:creator>David Harris</dc:creator>
              <dc:date>2010-08-30T23:13:00</dc:date>
            </office:change-info>
          </text:insertion>
        </text:changed-region>
        <text:changed-region text:id="ct396473664">
          <text:deletion>
            <office:change-info>
              <dc:creator>David Harris</dc:creator>
              <dc:date>2010-08-30T23:13:00</dc:date>
            </office:change-info>
            <text:h text:style-name="P5" text:outline-level="1">ection Title</text:h>
          </text:deletion>
        </text:changed-region>
        <text:changed-region text:id="ct515624592">
          <text:format-change>
            <office:change-info>
              <dc:creator>David Harris</dc:creator>
              <dc:date>2010-08-30T23:31:00</dc:date>
            </office:change-info>
          </text:format-change>
        </text:changed-region>
        <text:changed-region text:id="ct396499792">
          <text:insertion>
            <office:change-info>
              <dc:creator>David Harris</dc:creator>
              <dc:date>2010-08-30T23:14:00</dc:date>
            </office:change-info>
          </text:insertion>
        </text:changed-region>
        <text:changed-region text:id="ct396689104">
          <text:insertion>
            <office:change-info>
              <dc:creator>David Harris</dc:creator>
              <dc:date>2010-08-30T23:16:00</dc:date>
            </office:change-info>
          </text:insertion>
        </text:changed-region>
        <text:changed-region text:id="ct396584016">
          <text:deletion>
            <office:change-info>
              <dc:creator>David Harris</dc:creator>
              <dc:date>2010-08-30T23:14:00</dc:date>
            </office:change-info>
            <text:p text:style-name="P6"><text:span text:style-name="T3">Praesent gravida pulvinar vehicula. Vivamus eu nisl eget sem rutrum suscipit id a magna. Integer id ante odio. </text:span></text:p>
            <text:list xml:id="list160330847" text:style-name="L1">
              <text:list-item>
                <text:p text:style-name="P7">Lorem ipsum dolor sit amet, consectetur adipiscing elit. </text:p>
              </text:list-item>
            </text:list>
            <text:p text:style-name="Standard"><text:span text:style-name="T2">Sed consectetur, ipsum et egestas accumsan, felis erat ornare mauris, sit amet suscipit ante orci sed massa.</text:span></text:p>
          </text:deletion>
        </text:changed-region>
        <text:changed-region text:id="ct384421504">
          <text:insertion>
            <office:change-info>
              <dc:creator>David Harris</dc:creator>
              <dc:date>2010-08-30T23:17:00</dc:date>
            </office:change-info>
          </text:insertion>
        </text:changed-region>
        <text:changed-region text:id="ct346353728">
          <text:insertion>
            <office:change-info>
              <dc:creator>David Harris</dc:creator>
              <dc:date>2010-08-30T23:16:00</dc:date>
            </office:change-info>
          </text:insertion>
        </text:changed-region>
        <text:changed-region text:id="ct515605056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384195520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515513568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515507168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515256080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515175984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342101376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515749744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56200800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515394064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515320688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396527520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515102416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348258784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515437488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515402736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515550368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515379552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515614704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515647872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396622352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515361936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515426608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346367248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515073568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515646160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515638560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515327024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515302384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348250848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515676896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515319664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348298560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515492656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515368960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515694480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470258464">
          <text:insertion>
            <office:change-info>
              <dc:creator>David Harris</dc:creator>
              <dc:date>2010-08-30T23:28:00</dc:date>
            </office:change-info>
          </text:insertion>
        </text:changed-region>
        <text:changed-region text:id="ct515248320">
          <text:insertion>
            <office:change-info>
              <dc:creator>David Harris</dc:creator>
              <dc:date>2010-08-30T23:28:00</dc:date>
            </office:change-info>
          </text:insertion>
        </text:changed-region>
        <text:changed-region text:id="ct515564016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515158304">
          <text:insertion>
            <office:change-info>
              <dc:creator>David Harris</dc:creator>
              <dc:date>2010-08-30T23:28:00</dc:date>
            </office:change-info>
          </text:insertion>
        </text:changed-region>
        <text:changed-region text:id="ct515697808">
          <text:insertion>
            <office:change-info>
              <dc:creator>David Harris</dc:creator>
              <dc:date>2010-08-30T23:29:00</dc:date>
            </office:change-info>
          </text:insertion>
        </text:changed-region>
        <text:changed-region text:id="ct515096848">
          <text:insertion>
            <office:change-info>
              <dc:creator>David Harris</dc:creator>
              <dc:date>2010-08-30T23:21:00</dc:date>
            </office:change-info>
          </text:insertion>
        </text:changed-region>
        <text:changed-region text:id="ct515061408">
          <text:deletion>
            <office:change-info>
              <dc:creator>David Harris</dc:creator>
              <dc:date>2010-08-30T23:17:00</dc:date>
            </office:change-info>
            <text:p text:style-name="P8"><text:span text:style-name="T4"/></text:p>
            <text:p text:style-name="P8"><text:span text:style-name="T4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2" text:name="Introduction">
        <text:h text:style-name="P1" text:outline-level="1"><text:change text:change-id="ct470787600"/><text:change-start text:change-id="ct470787472"/>Introduction (Informative)</text:h>
      </text:section>
      <text:p text:style-name="P2">This document describes the physical layer for carrying NMRAnet over a Controller Area Network <text:span text:style-name="T19">(CAN) link or links. It describes nothing else. Seriously, if you want to know about Ethernet, or </text:span><text:span text:style-name="T19">modular standards for power connections, or how to make really good fried chicken, look elsewhere.</text:span><text:span text:style-name="T20"> </text:span><text:change-end text:change-id="ct470787472"/><text:change text:change-id="ct346907680"/><text:change-start text:change-id="ct384493968"/><text:span text:style-name="T17"><text:s/></text:span><text:change-end text:change-id="ct384493968"/><text:change-start text:change-id="ct346361488"/></text:p>
      <text:h text:style-name="P3" text:outline-level="1"><text:change-end text:change-id="ct346361488"/><text:change text:change-id="ct394147408"/><text:change-start text:change-id="ct394180896"/>Intended Use (<text:change-end text:change-id="ct394180896"/><text:change-start text:change-id="ct348307536"/>Informative)</text:h>
      <text:p text:style-name="P2">Suitable NMRAnet nodes can be connected by cables to form a linear CAN bus with optional short <text:span text:style-name="T19">stubs. <text:s/>Users can expect to be able to form networks within limitations:</text:span><text:span text:style-name="T20"> </text:span></text:p>
      <text:list xml:id="list1501978497" text:style-name="L2">
        <text:list-item>
          <text:p text:style-name="P28"><text:span text:style-name="T19">Total cable length of 1000 ft / 300m; stub cables count double their length in that total; nodes count as 20 ft / 6m in that total</text:span><text:span text:style-name="T20"> </text:span></text:p>
        </text:list-item>
        <text:list-item>
          <text:p text:style-name="P28"><text:span text:style-name="T19">Never less than 1 ft / 30cm of cable between nodes, nor between a stub connection and a node.</text:span><text:span text:style-name="T20"> </text:span></text:p>
        </text:list-item>
        <text:list-item>
          <text:p text:style-name="P28"><text:span text:style-name="T19">No more than 50 nodes connected </text:span></text:p>
        </text:list-item>
      </text:list>
      <text:p text:style-name="P20">NMRAnet nodes generally have two RJ45 modular connectors and can be daisy-chained together with suitable computer-network (“Ethernet”) cables. A CAN terminator is installed by the user at each end of the main bus. </text:p>
      <text:p text:style-name="P6"><text:span text:style-name="T19">A limited amount of power can be distributed via the cable, allowing a few nodes draw limited power </text:span><text:span text:style-name="T19">from a 10 ft / 3m length of the common bus.</text:span><text:span text:style-name="T20"> </text:span></text:p>
      <text:h text:style-name="P5" text:outline-level="1"><text:change-end text:change-id="ct348307536"/><text:change text:change-id="ct396366672"/><text:change text:change-id="ct396477056"/><text:change-start text:change-id="ct56454720"/>References and Context (Normative)<text:change-end text:change-id="ct56454720"/><text:change text:change-id="ct396473664"/><text:change-start text:change-id="ct515624592"/></text:h>
      <text:p text:style-name="P19"><text:change-end text:change-id="ct515624592"/><text:change-start text:change-id="ct396499792"/><text:span text:style-name="T41">In this document</text:span><text:span text:style-name="T46"> </text:span></text:p>
      <text:list xml:id="list940959412" text:style-name="L3">
        <text:list-item>
          <text:p text:style-name="P26"><text:span text:style-name="T19">“RJ45” refers to the miniature 8 position unkeyed plug and jack defined in sections Section 6.1.1.3 <text:s/>and Section 6.1.1.4, respectively, of the TIA-968-A specification.</text:span><text:span text:style-name="T20"> </text:span></text:p>
        </text:list-item>
        <text:list-item>
          <text:p text:style-name="P26"><text:span text:style-name="T19">“UTP” refers to CAT-3 or better cable as defined in TIA/EIA-568-B or the successor TIA/EIA- 568-C.</text:span><text:span text:style-name="T20"> </text:span></text:p>
        </text:list-item>
        <text:list-item>
          <text:p text:style-name="P26"><text:span text:style-name="T19">“CAN” refers to the electrical and protocol specifications as defined in ISO 11898-1:2003 and ISO 11898-2:2003 and their successors. </text:span></text:p>
        </text:list-item>
      </text:list>
      <text:p text:style-name="P6"><text:span text:style-name="T19">External certification of parts shall be accepted for conformance to these standards. Conformance with a later version of a standard shall be accepted as conformance with the referenced versions.</text:span><text:span text:style-name="T20"> </text:span><text:change-end text:change-id="ct396499792"/><text:change-start text:change-id="ct396689104"/></text:p>
      <text:p text:style-name="Standard"><text:change-end text:change-id="ct396689104"/><text:change text:change-id="ct396584016"/><text:change-start text:change-id="ct384421504"/><text:soft-page-break/>P<text:change-end text:change-id="ct384421504"/><text:change-start text:change-id="ct346353728"/>hysical Interconnection (Normative)<text:change-end text:change-id="ct346353728"/><text:change-start text:change-id="ct515605056"/></text:p>
      <text:p text:style-name="P24">CAN connections between nodes shall be made using UTP cable. Connectors are not required, but if <text:span text:style-name="T21">connectors are provided, there shall be a RJ45 plug on the cable and RJ45 jack on the node. <text:s/>The </text:span><text:span text:style-name="T21">signal, conductor and pair assignments shall be:</text:span><text:span text:style-name="T22"> </text:span><text:change-end text:change-id="ct515605056"/></text:p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30"><text:change-start text:change-id="ct384195520"/><text:span text:style-name="T25">Conductor</text:span><text:change-end text:change-id="ct384195520"/></text:p>
          </table:table-cell>
          <table:table-cell table:style-name="Table2.A1" office:value-type="string">
            <text:p text:style-name="P30"><text:change-start text:change-id="ct515513568"/><text:span text:style-name="T25">Signal Name </text:span><text:change-end text:change-id="ct515513568"/></text:p>
          </table:table-cell>
          <table:table-cell table:style-name="Table2.A1" office:value-type="string">
            <text:p text:style-name="P30"><text:change-start text:change-id="ct515507168"/><text:span text:style-name="T25">TIA/EIA-568-A Pair<text:line-break/></text:span><text:span text:style-name="T23">(Informative)</text:span><text:span text:style-name="T24"> </text:span><text:change-end text:change-id="ct515507168"/></text:p>
          </table:table-cell>
          <table:table-cell table:style-name="Table2.D1" office:value-type="string">
            <text:p text:style-name="P30"><text:change-start text:change-id="ct515256080"/><text:span text:style-name="T25">TIA/EIA-568-B Pair<text:line-break/></text:span><text:span text:style-name="T23">(Informative) </text:span><text:change-end text:change-id="ct515256080"/></text:p>
          </table:table-cell>
        </table:table-row>
        <table:table-row table:style-name="Table2.2">
          <table:table-cell table:style-name="Table2.A2" office:value-type="float" office:value="1">
            <text:p text:style-name="P44"><text:change-start text:change-id="ct515175984"/>1<text:change-end text:change-id="ct515175984"/></text:p>
          </table:table-cell>
          <table:table-cell table:style-name="Table2.B2" office:value-type="string">
            <text:p text:style-name="P44"><text:change-start text:change-id="ct342101376"/>CAN_H<text:change-end text:change-id="ct342101376"/></text:p>
          </table:table-cell>
          <table:table-cell table:style-name="Table2.B2" office:value-type="string">
            <text:p text:style-name="P44"><text:change-start text:change-id="ct515749744"/>white/green<text:change-end text:change-id="ct515749744"/></text:p>
          </table:table-cell>
          <table:table-cell table:style-name="Table2.D2" office:value-type="string">
            <text:p text:style-name="P44"><text:change-start text:change-id="ct56200800"/>white/orange<text:change-end text:change-id="ct56200800"/></text:p>
          </table:table-cell>
        </table:table-row>
        <table:table-row table:style-name="Table2.2">
          <table:table-cell table:style-name="Table2.A2" office:value-type="float" office:value="2">
            <text:p text:style-name="P44"><text:change-start text:change-id="ct515394064"/>2<text:change-end text:change-id="ct515394064"/></text:p>
          </table:table-cell>
          <table:table-cell table:style-name="Table2.B2" office:value-type="string">
            <text:p text:style-name="P44"><text:change-start text:change-id="ct515320688"/>CAN_L<text:change-end text:change-id="ct515320688"/></text:p>
          </table:table-cell>
          <table:table-cell table:style-name="Table2.B2" office:value-type="string">
            <text:p text:style-name="P44"><text:change-start text:change-id="ct396527520"/>green<text:change-end text:change-id="ct396527520"/></text:p>
          </table:table-cell>
          <table:table-cell table:style-name="Table2.D2" office:value-type="string">
            <text:p text:style-name="P44"><text:change-start text:change-id="ct515102416"/>orange<text:change-end text:change-id="ct515102416"/></text:p>
          </table:table-cell>
        </table:table-row>
        <table:table-row table:style-name="Table2.2">
          <table:table-cell table:style-name="Table2.A2" office:value-type="float" office:value="3">
            <text:p text:style-name="P44"><text:change-start text:change-id="ct348258784"/>3<text:change-end text:change-id="ct348258784"/></text:p>
          </table:table-cell>
          <table:table-cell table:style-name="Table2.B2" office:value-type="string">
            <text:p text:style-name="P44"><text:change-start text:change-id="ct515437488"/>CAN_GND<text:change-end text:change-id="ct515437488"/></text:p>
          </table:table-cell>
          <table:table-cell table:style-name="Table2.B2" office:value-type="string">
            <text:p text:style-name="P44"><text:change-start text:change-id="ct515402736"/>white/orange<text:change-end text:change-id="ct515402736"/></text:p>
          </table:table-cell>
          <table:table-cell table:style-name="Table2.D2" office:value-type="string">
            <text:p text:style-name="P44"><text:change-start text:change-id="ct515550368"/>white/green<text:change-end text:change-id="ct515550368"/></text:p>
          </table:table-cell>
        </table:table-row>
        <table:table-row table:style-name="Table2.2">
          <table:table-cell table:style-name="Table2.A2" office:value-type="float" office:value="4">
            <text:p text:style-name="P44"><text:change-start text:change-id="ct515379552"/>4<text:change-end text:change-id="ct515379552"/></text:p>
          </table:table-cell>
          <table:table-cell table:style-name="Table2.B2" office:value-type="string">
            <text:p text:style-name="P44"><text:change-start text:change-id="ct515614704"/>reserved<text:change-end text:change-id="ct515614704"/></text:p>
          </table:table-cell>
          <table:table-cell table:style-name="Table2.B2" office:value-type="string">
            <text:p text:style-name="P44"><text:change-start text:change-id="ct515647872"/>blue<text:change-end text:change-id="ct515647872"/></text:p>
          </table:table-cell>
          <table:table-cell table:style-name="Table2.D2" office:value-type="string">
            <text:p text:style-name="P44"><text:change-start text:change-id="ct396622352"/>blue<text:change-end text:change-id="ct396622352"/></text:p>
          </table:table-cell>
        </table:table-row>
        <table:table-row table:style-name="Table2.2">
          <table:table-cell table:style-name="Table2.A2" office:value-type="float" office:value="5">
            <text:p text:style-name="P44"><text:change-start text:change-id="ct515361936"/>5<text:change-end text:change-id="ct515361936"/></text:p>
          </table:table-cell>
          <table:table-cell table:style-name="Table2.B2" office:value-type="string">
            <text:p text:style-name="P44"><text:change-start text:change-id="ct515426608"/>reserved<text:change-end text:change-id="ct515426608"/></text:p>
          </table:table-cell>
          <table:table-cell table:style-name="Table2.B2" office:value-type="string">
            <text:p text:style-name="P44"><text:change-start text:change-id="ct346367248"/>white/blue<text:change-end text:change-id="ct346367248"/></text:p>
          </table:table-cell>
          <table:table-cell table:style-name="Table2.D2" office:value-type="string">
            <text:p text:style-name="P44"><text:change-start text:change-id="ct515073568"/>blue<text:change-end text:change-id="ct515073568"/></text:p>
          </table:table-cell>
        </table:table-row>
        <table:table-row table:style-name="Table2.2">
          <table:table-cell table:style-name="Table2.A2" office:value-type="float" office:value="6">
            <text:p text:style-name="P44"><text:change-start text:change-id="ct515646160"/>6<text:change-end text:change-id="ct515646160"/></text:p>
          </table:table-cell>
          <table:table-cell table:style-name="Table2.B2" office:value-type="string">
            <text:p text:style-name="P44"><text:change-start text:change-id="ct515638560"/>CAN_SHI<text:change-end text:change-id="ct515638560"/><text:change-start text:change-id="ct515327024"/>ELD<text:change-end text:change-id="ct515327024"/></text:p>
          </table:table-cell>
          <table:table-cell table:style-name="Table2.B2" office:value-type="string">
            <text:p text:style-name="P44"><text:change-start text:change-id="ct515302384"/>orange<text:change-end text:change-id="ct515302384"/></text:p>
          </table:table-cell>
          <table:table-cell table:style-name="Table2.D2" office:value-type="string">
            <text:p text:style-name="P44"><text:change-start text:change-id="ct348250848"/>green<text:change-end text:change-id="ct348250848"/></text:p>
          </table:table-cell>
        </table:table-row>
        <table:table-row table:style-name="Table2.2">
          <table:table-cell table:style-name="Table2.A2" office:value-type="float" office:value="7">
            <text:p text:style-name="P44"><text:change-start text:change-id="ct515676896"/>7<text:change-end text:change-id="ct515676896"/></text:p>
          </table:table-cell>
          <table:table-cell table:style-name="Table2.B2" office:value-type="string">
            <text:p text:style-name="P44"><text:change-start text:change-id="ct515319664"/>PWR_NEG<text:change-end text:change-id="ct515319664"/></text:p>
          </table:table-cell>
          <table:table-cell table:style-name="Table2.B2" office:value-type="string">
            <text:p text:style-name="P44"><text:change-start text:change-id="ct348298560"/>white/brown<text:change-end text:change-id="ct348298560"/></text:p>
          </table:table-cell>
          <table:table-cell table:style-name="Table2.D2" office:value-type="string">
            <text:p text:style-name="P44"><text:change-start text:change-id="ct515492656"/>white/brown<text:change-end text:change-id="ct515492656"/></text:p>
          </table:table-cell>
        </table:table-row>
        <table:table-row table:style-name="Table2.2">
          <table:table-cell table:style-name="Table2.A2" office:value-type="float" office:value="8">
            <text:p text:style-name="P44"><text:change-start text:change-id="ct515368960"/>8<text:change-end text:change-id="ct515368960"/></text:p>
          </table:table-cell>
          <table:table-cell table:style-name="Table2.B2" office:value-type="string">
            <text:p text:style-name="P44"><text:change-start text:change-id="ct515694480"/>PWR_POS<text:change-end text:change-id="ct515694480"/></text:p>
          </table:table-cell>
          <table:table-cell table:style-name="Table2.B2" office:value-type="string">
            <text:p text:style-name="P44"><text:change-start text:change-id="ct470258464"/>brown<text:change-end text:change-id="ct470258464"/></text:p>
          </table:table-cell>
          <table:table-cell table:style-name="Table2.D2" office:value-type="string">
            <text:p text:style-name="P44"><text:change-start text:change-id="ct515248320"/>brown<text:change-end text:change-id="ct515248320"/></text:p>
          </table:table-cell>
        </table:table-row>
      </table:table>
      <text:p text:style-name="P29"><text:change-start text:change-id="ct515564016"/><text:span text:style-name="T25"/></text:p>
      <text:p text:style-name="P21"><text:change-end text:change-id="ct515564016"/><text:change-start text:change-id="ct515158304"/><text:span text:style-name="T49">Cables, including cables attached to nodes, shall carry conductors 1 &amp; 2 as a pair, and conductors 3 &amp; 6 </text:span>as a pair. Conductors 4 and 5, if present, shall be carried as a pair. Conductors 7 and 8, if present, shall be carried as a pair. </text:p>
      <text:p text:style-name="P21">If two or more connections are provided, conductors 1 through 7 shall be connected in parallel on all connectors with connections rated for current of at least 1A. If the node does not provide power on pin 8 on all connectors, pin 8 on all connectors must be connected in parallel with connections rated for current of at least 1A. </text:p>
      <text:p text:style-name="P21">Nodes shall connect conductors 3 and 6 with a connection rated for a current of at least 1A. </text:p>
      <text:p text:style-name="P21">A node may, but is not required to, connect conductor 7 with conductors 3 and 6. </text:p>
      <text:p text:style-name="P29"><text:span text:style-name="T21">Voltages of up to 100 volts AC or either polarity DC on the reserved conductors shall not damage the </text:span><text:span text:style-name="T21">node nor prevent normal operation of the node.</text:span><text:span text:style-name="T22"> </text:span></text:p>
      <text:h text:style-name="P5" text:outline-level="1"><text:change-end text:change-id="ct515158304"/><text:change-start text:change-id="ct515697808"/><text:span text:style-name="T53">Data Transport (Normative)</text:span><text:span text:style-name="T50"> </text:span></text:h>
      <text:p text:style-name="P29"><text:span text:style-name="T23">Data shall be transferred using a CAN signal at 125kbps and CAN frame protocol. The bit slew rate of </text:span><text:span text:style-name="T23">the CAN signal, as transmitted, shall be less than 10V/microsecond and more than 4V/microsecond.</text:span><text:span text:style-name="T24"> </text:span></text:p>
      <text:h text:style-name="P33" text:outline-level="1"><text:span text:style-name="T27">Supply of Power (Normative)</text:span><text:span text:style-name="T28"> </text:span></text:h>
      <text:p text:style-name="P22">A node may, but is not required to, provide power to the cable PWR_VPOS/PWR_VNEG conductors. </text:p>
      <text:p text:style-name="P29"><text:span text:style-name="T23">If a node provides power, it shall provide at least 9VDC and no more than 15VDC from zero current draw up to its specified maximum current. Its specified maximum current shall not </text:span><text:soft-page-break/><text:span text:style-name="T23">exceed 1A. The specified maximum current shall be permanently written on the node in a location visible to the user. This label is required whether or not the node provides power to the cable. <text:s/>(needs a “shall withstand” </text:span><text:span text:style-name="T23">clause for applied external voltage?)(needs a “shall withstand short circuits on the output ...”?)</text:span><text:span text:style-name="T24"> </text:span></text:p>
      <text:h text:style-name="P33" text:outline-level="1"><text:span text:style-name="T27">Consumption of Power (Normative)</text:span><text:span text:style-name="T28"> </text:span></text:h>
      <text:p text:style-name="P21"><text:span text:style-name="T49">Nodes may, but are not required to, draw power from the PWR_VPOS/PWR_VNEG conductors in the cable. <text:s/>Nodes shall not draw more than 250mA at any PWR_VPOS/PWR_VNEG voltage from 7.5VDC to 15VDC. <text:s/>Nodes shall operate properly with a supply voltage of 7.5VDC to 15VDC on the PWR_VPOS/PWR_VNEG conductors. The maximum current drawn by each node shall be permanently written on that node in a location visible to the user. This label is required whether or not </text:span><text:span text:style-name="T49">the node draws power from the cable. (needs a “shall withstand” clause for applied external voltage?)</text:span><text:change-end text:change-id="ct515697808"/><text:change-start text:change-id="ct515096848"/></text:p>
      <text:p text:style-name="P8"><text:change-end text:change-id="ct515096848"/><text:change text:change-id="ct515061408"/><text:span text:style-name="T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5">Introduction (Informative)<text:tab/>1</text:p>
          <text:p text:style-name="P45">Intended Use (Informative)<text:tab/>1</text:p>
          <text:p text:style-name="P45">References and Context (Normative)<text:tab/>1</text:p>
          <text:p text:style-name="P45">Physical Interconnection (Normative)<text:tab/>2</text:p>
          <text:p text:style-name="P45">Data Transport (Normative) <text:tab/>2</text:p>
          <text:p text:style-name="P45">Supply of Power (Normative) <text:tab/>2</text:p>
          <text:p text:style-name="P45">Consumption of Power (Normative) <text:tab/>3</text:p>
        </text:index-body>
      </text:table-of-conten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9cm" fo:margin-left="-0.199cm" table:align="left" style:writing-mode="lr-tb"/>
    </style:style>
    <style:style style:name="Table1.A" style:family="table-column">
      <style:table-column-properties style:column-width="9.081cm"/>
    </style:style>
    <style:style style:name="Table1.B" style:family="table-column">
      <style:table-column-properties style:column-width="0.635cm"/>
    </style:style>
    <style:style style:name="Table1.C" style:family="table-column">
      <style:table-column-properties style:column-width="3.627cm"/>
    </style:style>
    <style:style style:name="Table1.D" style:family="table-column">
      <style:table-column-properties style:column-width="3.56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1.C4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6pt" fo:font-weight="bold" style:font-name-asian="Helvetica-Bold" style:font-size-asian="16pt" style:font-weight-asian="bold" style:font-name-complex="Helvetica-Bold" style:font-size-complex="16pt" style:font-weight-complex="bold"/>
    </style:style>
    <style:style style:name="MP11" style:family="paragraph" style:parent-style-name="Header">
      <style:paragraph-properties style:snap-to-layout-grid="false"/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14" style:family="paragraph" style:parent-style-name="Footer">
      <style:paragraph-properties>
        <style:tab-stops>
          <style:tab-stop style:position="7.223cm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4pt" style:font-size-asian="14pt" style:font-size-complex="14pt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9pt" style:font-size-asian="9pt" style:font-size-complex="9pt"/>
    </style:style>
    <style:style style:name="MT7" style:family="text">
      <style:text-properties style:use-window-font-color="true" style:font-name="ArialMT" style:font-name-asian="ArialMT" style:font-name-complex="ArialMT"/>
    </style:style>
    <style:style style:name="MT8" style:family="text"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MT9" style:family="text">
      <style:text-properties style:use-window-font-color="true" style:font-name="Helvetica" fo:font-size="24pt" fo:font-weight="normal" style:font-name-asian="Helvetica" style:font-size-asian="24pt" style:font-weight-asian="normal" style:font-name-complex="Helvetica" style:font-size-complex="24pt" style:font-weight-complex="normal"/>
    </style:style>
    <style:style style:name="MT10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11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9pt" style:font-size-asian="9pt"/>
    </style:style>
    <style:style style:name="MT14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515412304">
            <text:deletion>
              <office:change-info>
                <dc:creator>David Harris</dc:creator>
                <dc:date>2010-08-30T23:39:00</dc:date>
              </office:change-info>
              <text:p text:style-name="MP1">Technical</text:p>
            </text:deletion>
          </text:changed-region>
          <text:changed-region text:id="ct522218208">
            <text:insertion>
              <office:change-info>
                <dc:creator>David Harris</dc:creator>
                <dc:date>2010-08-30T23:39:00</dc:date>
              </office:change-info>
            </text:insertion>
          </text:changed-region>
          <text:changed-region text:id="ct515299072">
            <text:deletion>
              <office:change-info>
                <dc:creator>David Harris</dc:creator>
                <dc:date>2010-08-30T23:39:00</dc:date>
              </office:change-info>
              <text:p text:style-name="MP1"><text:s/>Note (number)</text:p>
            </text:deletion>
          </text:changed-region>
          <text:changed-region text:id="ct515417040">
            <text:insertion>
              <office:change-info>
                <dc:creator>David Harris</dc:creator>
                <dc:date>2010-08-30T23:39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NMRA <text:change text:change-id="ct515412304"/><text:change-start text:change-id="ct522218208"/>Standard<text:change-end text:change-id="ct522218208"/><text:change text:change-id="ct515299072"/><text:change-start text:change-id="ct515417040"/> S-9-x-1<text:change-end text:change-id="ct515417040"/></text:p>
      </style:header>
      <style:footer>
        <text:p text:style-name="MP4"><text:span text:style-name="MT2">Title</text:span><text:span text:style-name="MT3"><text:tab/><text:tab/>Page </text:span><text:span text:style-name="Page_20_Number"><text:span text:style-name="MT3"><text:page-number text:select-page="current">3</text:page-number></text:span></text:span><text:span text:style-name="Page_20_Number"><text:span text:style-name="MT3"> of </text:span></text:span><text:span text:style-name="Page_20_Number"><text:span text:style-name="MT3"><text:page-count style:num-format="1">3</text:page-count></text:span></text:span><text:span text:style-name="Page_20_Number"><text:span text:style-name="MT3"> - </text:span></text:span><text:span text:style-name="Page_20_Number"><text:span text:style-name="MT3"><text:date style:data-style-name="N106" text:date-value="2010-08-30T23:39:48.99">8/3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515387264">
            <text:insertion>
              <office:change-info>
                <dc:creator>David Harris</dc:creator>
                <dc:date>2010-08-30T23:38:00</dc:date>
              </office:change-info>
            </text:insertion>
          </text:changed-region>
          <text:changed-region text:id="ct403703216">
            <text:deletion>
              <office:change-info>
                <dc:creator>David Harris</dc:creator>
                <dc:date>2010-08-30T23:38:00</dc:date>
              </office:change-info>
              <text:p text:style-name="MP7"><text:span text:style-name="MT5">NMRA TECHNICAL NOTES</text:span></text:p>
            </text:deletion>
          </text:changed-region>
          <text:changed-region text:id="ct515467840">
            <text:deletion>
              <office:change-info>
                <dc:creator>David Harris</dc:creator>
                <dc:date>2010-08-30T23:37:00</dc:date>
              </office:change-info>
              <text:p text:style-name="MP8"><text:span text:style-name="MT6">This document is under formal review of the NMRANET Working Group. It has not been approved by the WG, reviewed by the Manager, S&amp;C Dept., nor approved by the NMRA Board of Directors.</text:span></text:p>
            </text:deletion>
          </text:changed-region>
          <text:changed-region text:id="ct522204016">
            <text:insertion>
              <office:change-info>
                <dc:creator>David Harris</dc:creator>
                <dc:date>2010-08-30T23:36:00</dc:date>
              </office:change-info>
            </text:insertion>
          </text:changed-region>
          <text:changed-region text:id="ct344057120">
            <text:insertion>
              <office:change-info>
                <dc:creator>David Harris</dc:creator>
                <dc:date>2010-08-30T23:35:00</dc:date>
              </office:change-info>
            </text:insertion>
          </text:changed-region>
          <text:changed-region text:id="ct515827280">
            <text:deletion>
              <office:change-info>
                <dc:creator>David Harris</dc:creator>
                <dc:date>2010-08-30T23:35:00</dc:date>
              </office:change-info>
              <text:p text:style-name="MP10"><text:span text:style-name="MT6">(title)</text:span></text:p>
            </text:deletion>
          </text:changed-region>
          <text:changed-region text:id="ct403716176">
            <text:deletion>
              <office:change-info>
                <dc:creator>David Harris</dc:creator>
                <dc:date>2010-08-30T23:35:00</dc:date>
              </office:change-info>
              <text:p text:style-name="MP11"><text:span text:style-name="MT3">(date)</text:span></text:p>
            </text:deletion>
          </text:changed-region>
          <text:changed-region text:id="ct470258656">
            <text:insertion>
              <office:change-info>
                <dc:creator>David Harris</dc:creator>
                <dc:date>2010-08-30T23:35:00</dc:date>
              </office:change-info>
            </text:insertion>
          </text:changed-region>
          <text:changed-region text:id="ct515829728">
            <text:insertion>
              <office:change-info>
                <dc:creator>David Harris</dc:creator>
                <dc:date>2010-08-30T23:35:00</dc:date>
              </office:change-info>
            </text:insertion>
          </text:changed-region>
          <text:changed-region text:id="ct515284448">
            <text:deletion>
              <office:change-info>
                <dc:creator>David Harris</dc:creator>
                <dc:date>2010-08-30T23:35:00</dc:date>
              </office:change-info>
              <text:p text:style-name="MP12"><text:span text:style-name="MT12">(number)</text:span>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16.627cm" svg:height="6.651cm" draw:transform="skewX (-6.73624118882306E-017) rotate (0.7853981633973) translate (0.0246944444444444cm 12.8538055555556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515387264"/><text:span text:style-name="MT4">NMRA Standards</text:span> <text:change-end text:change-id="ct515387264"/><text:change text:change-id="ct403703216"/></text:p>
            </table:table-cell>
            <table:covered-table-cell/>
          </table:table-row>
          <table:table-row table:style-name="Table1.1">
            <table:table-cell table:style-name="Table1.A2" table:number-rows-spanned="2" office:value-type="string">
              <text:p text:style-name="MP8"><text:change text:change-id="ct515467840"/><text:change-start text:change-id="ct522204016"/><text:span text:style-name="MT7">This is a draft document, and has no official standing. <text:s/>It has not been submitted to the NMRA Technical Department or the NMRA Board of Directors for approval.</text:span><text:change-end text:change-id="ct522204016"/></text:p>
            </table:table-cell>
            <table:table-cell table:style-name="Table1.B2" office:value-type="string">
              <text:p text:style-name="MP6"/>
            </table:table-cell>
            <table:table-cell table:style-name="Table1.C1" table:number-columns-spanned="2" office:value-type="string">
              <text:p text:style-name="MP9"><text:change-start text:change-id="ct344057120"/><text:span text:style-name="MT8">NMRANet</text:span><text:span text:style-name="MT9"> </text:span><text:span text:style-name="MT10">® </text:span></text:p>
              <text:p text:style-name="MP10">Physical Layer <text:change-end text:change-id="ct344057120"/><text:change text:change-id="ct515827280"/></text:p>
            </table:table-cell>
            <table:covered-table-cell/>
          </table:table-row>
          <table:table-row table:style-name="Table1.1">
            <table:covered-table-cell/>
            <table:table-cell table:style-name="Table1.B2" office:value-type="string">
              <text:p text:style-name="MP6"/>
            </table:table-cell>
            <table:table-cell table:style-name="Table1.C1" table:number-columns-spanned="2" office:value-type="string">
              <text:p text:style-name="MP6">All Scales</text:p>
            </table:table-cell>
            <table:covered-table-cell/>
          </table:table-row>
          <table:table-row table:style-name="Table1.1">
            <table:table-cell table:style-name="Table1.A4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4" office:value-type="date" office:date-value="2010-08-01">
              <text:p text:style-name="MP11"><text:change text:change-id="ct403716176"/><text:change-start text:change-id="ct470258656"/>01/08/10<text:change-end text:change-id="ct470258656"/></text:p>
            </table:table-cell>
            <table:table-cell table:style-name="Table1.C1" office:value-type="string">
              <text:p text:style-name="MP12"><text:change-start text:change-id="ct515829728"/><text:span text:style-name="MT11">Draft S-9.x.1</text:span><text:span text:style-name="MT12"> </text:span><text:change-end text:change-id="ct515829728"/><text:change text:change-id="ct515284448"/></text:p>
            </table:table-cell>
          </table:table-row>
        </table:table>
        <text:p text:style-name="Header"/>
      </style:header>
      <style:footer>
        <text:tracked-changes>
          <text:changed-region text:id="ct342517136">
            <text:deletion>
              <office:change-info>
                <dc:creator>David Harris</dc:creator>
                <dc:date>2010-08-30T23:33:00</dc:date>
              </office:change-info>
              <text:p text:style-name="MP13"><text:span text:style-name="MT13">09</text:span></text:p>
            </text:deletion>
          </text:changed-region>
          <text:changed-region text:id="ct515238416">
            <text:insertion>
              <office:change-info>
                <dc:creator>David Harris</dc:creator>
                <dc:date>2010-08-30T23:33:00</dc:date>
              </office:change-info>
            </text:insertion>
          </text:changed-region>
        </text:tracked-changes>
        <text:p text:style-name="MP13"><text:span text:style-name="MT13">Copyright 20</text:span><text:change text:change-id="ct342517136"/><text:change-start text:change-id="ct515238416"/><text:span text:style-name="MT13">10</text:span><text:change-end text:change-id="ct515238416"/><text:span text:style-name="MT13">, by J. Day, D. Harris, B. Jacobsen, A. Robinson, and A. Shepherd<text:tab/></text:span><text:span text:style-name="MT14">Page </text:span><text:span text:style-name="Page_20_Number"><text:span text:style-name="MT14"><text:page-number text:select-page="current">3</text:page-number></text:span></text:span><text:span text:style-name="Page_20_Number"><text:span text:style-name="MT14"> of </text:span></text:span><text:span text:style-name="Page_20_Number"><text:span text:style-name="MT14"><text:page-count style:num-format="1">3</text:page-count></text:span></text:span><text:span text:style-name="Page_20_Number"><text:span text:style-name="MT14"> - </text:span></text:span><text:span text:style-name="Page_20_Number"><text:span text:style-name="MT14"><text:date style:data-style-name="N106" text:date-value="2010-08-30T23:39:48.99">8/30/2010</text:date></text:span></text:span></text:p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dc:title>NMRA Technical Note TN-9.6</dc:title>
    <meta:initial-creator>Alex Shepherd</meta:initial-creator>
    <meta:creation-date>2009-01-22T07:11:27</meta:creation-date>
    <meta:editing-cycles>39</meta:editing-cycles>
    <meta:editing-duration>PT11H49M07S</meta:editing-duration>
    <meta:generator>OpenOffice.org/3.1$Unix OpenOffice.org_project/310m11$Build-9399</meta:generator>
    <dc:date>2010-08-30T23:39:49</dc:date>
    <dc:creator>David Harris</dc:creator>
    <meta:document-statistic meta:table-count="2" meta:image-count="0" meta:object-count="0" meta:page-count="3" meta:paragraph-count="100" meta:word-count="1039" meta:character-count="6252"/>
    <meta:user-defined meta:name="Info 1"/>
    <meta:user-defined meta:name="Info 2"/>
    <meta:user-defined meta:name="Info 3"/>
    <meta:user-defined meta:name="Info 4"/>
  </office:meta>
</office:document-meta>
</file>